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StarSymbol" svg:font-family="StarSymbol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 style:list-style-name="L3"/>
    <style:style style:name="P4" style:family="paragraph" style:parent-style-name="Standard" style:list-style-name="L3"/>
    <style:style style:name="P5" style:family="paragraph" style:parent-style-name="Standard" style:list-style-name="L4">
      <style:text-properties fo:font-weight="bold" style:font-weight-asian="bold" style:font-weight-complex="bold"/>
    </style:style>
    <style:style style:name="P6" style:family="paragraph" style:parent-style-name="Standard" style:list-style-name="L4">
      <style:text-properties fo:font-weight="bold" style:font-weight-asian="bold" style:font-weight-complex="bold"/>
    </style:style>
    <style:style style:name="P7" style:family="paragraph" style:parent-style-name="Standard" style:list-style-name="L5">
      <style:text-properties fo:font-weight="bold" style:font-weight-asian="bold" style:font-weight-complex="bold"/>
    </style:style>
    <style:style style:name="P8" style:family="paragraph" style:parent-style-name="Standard" style:list-style-name="L3">
      <style:text-properties fo:font-weight="bold" style:font-weight-asian="bold" style:font-weight-complex="bold"/>
    </style:style>
    <style:style style:name="P9" style:family="paragraph" style:parent-style-name="Standard" style:list-style-name="L4"/>
    <style:style style:name="P10" style:family="paragraph" style:parent-style-name="Standard" style:list-style-name="L4"/>
    <style:style style:name="P11" style:family="paragraph" style:parent-style-name="Standard" style:list-style-name="L4"/>
    <style:style style:name="P12" style:family="paragraph" style:parent-style-name="Standard" style:list-style-name="L4"/>
    <style:style style:name="P13" style:family="paragraph" style:parent-style-name="Standard" style:list-style-name="L4"/>
    <style:style style:name="P14" style:family="paragraph" style:parent-style-name="Standard" style:list-style-name="L5"/>
    <style:style style:name="P15" style:family="paragraph" style:parent-style-name="Standard" style:list-style-name="L5"/>
    <style:style style:name="P16" style:family="paragraph" style:parent-style-name="Standard" style:list-style-name="L5"/>
    <style:style style:name="P17" style:family="paragraph" style:parent-style-name="Standard" style:list-style-name="L5"/>
    <style:style style:name="P18" style:family="paragraph" style:parent-style-name="Standard" style:list-style-name="L5"/>
    <style:style style:name="P19" style:family="paragraph" style:parent-style-name="Standard" style:list-style-name="L6"/>
    <style:style style:name="P20" style:family="paragraph" style:parent-style-name="Standard" style:list-style-name="L6"/>
    <style:style style:name="P21" style:family="paragraph" style:parent-style-name="Standard" style:list-style-name="L6"/>
    <style:style style:name="P22" style:family="paragraph" style:parent-style-name="Standard" style:list-style-name="L6"/>
    <style:style style:name="P23" style:family="paragraph" style:parent-style-name="Standard" style:list-style-name="L8"/>
    <style:style style:name="P24" style:family="paragraph" style:parent-style-name="Standard" style:list-style-name="L8"/>
    <style:style style:name="P25" style:family="paragraph" style:parent-style-name="Standard" style:list-style-name="L8"/>
    <style:style style:name="P26" style:family="paragraph" style:parent-style-name="Standard" style:list-style-name="L8"/>
    <style:style style:name="P27" style:family="paragraph" style:parent-style-name="Standard" style:list-style-name="L8"/>
    <style:style style:name="P28" style:family="paragraph" style:parent-style-name="Standard" style:list-style-name="L8"/>
    <style:style style:name="P29" style:family="paragraph" style:parent-style-name="Standard" style:list-style-name="L8"/>
    <style:style style:name="P30" style:family="paragraph" style:parent-style-name="Standard" style:list-style-name="L8"/>
    <style:style style:name="P31" style:family="paragraph" style:parent-style-name="Standard" style:list-style-name="L8"/>
    <style:style style:name="P32" style:family="paragraph" style:parent-style-name="Standard" style:list-style-name="L8"/>
    <style:style style:name="P33" style:family="paragraph" style:parent-style-name="Standard" style:list-style-name="L8"/>
    <style:style style:name="P34" style:family="paragraph" style:parent-style-name="Standard" style:list-style-name="L8"/>
    <style:style style:name="P35" style:family="paragraph" style:parent-style-name="Standard" style:list-style-name="L9"/>
    <style:style style:name="P36" style:family="paragraph" style:parent-style-name="Standard" style:list-style-name="L9"/>
    <style:style style:name="P37" style:family="paragraph" style:parent-style-name="Standard" style:list-style-name="L4"/>
    <style:style style:name="P38" style:family="paragraph" style:parent-style-name="Standard" style:list-style-name="L6"/>
    <style:style style:name="P39" style:family="paragraph" style:parent-style-name="Standard" style:list-style-name="L1"/>
    <style:style style:name="P40" style:family="paragraph" style:parent-style-name="Standard" style:list-style-name="L1"/>
    <style:style style:name="P41" style:family="paragraph" style:parent-style-name="Standard" style:list-style-name="L1"/>
    <style:style style:name="P42" style:family="paragraph" style:parent-style-name="Standard" style:list-style-name="L4"/>
    <style:style style:name="P43" style:family="paragraph" style:parent-style-name="Standard" style:list-style-name="L1"/>
    <style:style style:name="P44" style:family="paragraph" style:parent-style-name="Text_20_body" style:list-style-name="L7"/>
    <style:style style:name="P45" style:family="paragraph" style:parent-style-name="Text_20_body" style:list-style-name="L7"/>
    <style:style style:name="P46" style:family="paragraph" style:parent-style-name="Text_20_body" style:list-style-name="L7"/>
    <style:style style:name="P47" style:family="paragraph" style:parent-style-name="Text_20_body" style:list-style-name="L7"/>
    <style:style style:name="P48" style:family="paragraph" style:parent-style-name="Text_20_body" style:list-style-name="L7"/>
    <style:style style:name="P49" style:family="paragraph" style:parent-style-name="Header">
      <style:paragraph-properties>
        <style:tab-stops>
          <style:tab-stop style:position="16.999cm" style:type="right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bold"/>
    </style:style>
    <style:style style:name="T4" style:family="text">
      <style:text-properties style:font-weight-complex="bold"/>
    </style:style>
    <style:style style:name="T5" style:family="text">
      <style:text-properties style:text-position="0% 100%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text:style-name="L1">
        <text:list-item>
          <text:p text:style-name="P39">Next meeting: Friday, 24.4.2007, 11:00 <text:line-break/>ToDo: invitation and room reservation (CD)</text:p>
        </text:list-item>
        <text:list-item>
          <text:p text:style-name="P39">ToDo: Create Spec draft (FL)</text:p>
        </text:list-item>
        <text:list-item>
          <text:p text:style-name="P39">ToDo: Let the UX discuss community join the (Future task) discussion (FL)</text:p>
        </text:list-item>
        <text:list-item>
          <text:p text:style-name="P39">ToDo: Create feature issue (CD)</text:p>
        </text:list-item>
      </text:list>
      <text:p text:style-name="Text_20_body"/>
      <text:table-of-content text:style-name="Sect1" text:name="Inhaltsverzeichni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s</text:p>
          </text:index-title>
          <text:p text:style-name="P50">Note<text:tab/>1</text:p>
          <text:p text:style-name="P50">Background<text:tab/>1</text:p>
          <text:p text:style-name="P50">Limitations<text:tab/>1</text:p>
          <text:p text:style-name="P50">Display<text:tab/>1</text:p>
          <text:p text:style-name="P50">Affected by language changes<text:tab/>1</text:p>
          <text:p text:style-name="P50">Languages to be displayed<text:tab/>2</text:p>
          <text:p text:style-name="P50">Interaction with status bar<text:tab/>2</text:p>
          <text:p text:style-name="P50">Language guessing<text:tab/>2</text:p>
          <text:p text:style-name="P50">Future tasks<text:tab/>2</text:p>
        </text:index-body>
      </text:table-of-content>
      <text:h text:style-name="Heading_20_2" text:outline-level="2">Note</text:h>
      <text:p text:style-name="Text_20_body">This document collects the ideas and thoughts of the two initial I-team brainstorming/kick-off meetings. It shall be a base to write the specification and to track the ideas “for future use”.</text:p>
      <text:h text:style-name="Heading_20_2" text:outline-level="2">Background</text:h>
      <text:p text:style-name="Standard">Student shall implement a UI-relevant feature into OOo (Target OOo 2.3 or OOo 2.4)</text:p>
      <text:h text:style-name="Heading_20_2" text:outline-level="2">Limitations</text:h>
      <text:list text:style-name="L9">
        <text:list-item>
          <text:p text:style-name="P35">Within this first attempt (see also „future tasks“)</text:p>
          <text:list>
            <text:list-item>
              <text:p text:style-name="P35">Only via status bar</text:p>
            </text:list-item>
          </text:list>
        </text:list-item>
      </text:list>
      <text:list text:style-name="L2">
        <text:list-item>
          <text:p text:style-name="P1">Only for Wirter</text:p>
        </text:list-item>
      </text:list>
      <text:h text:style-name="Heading_20_2" text:outline-level="2">Display</text:h>
      <text:list text:style-name="L3">
        <text:list-item>
          <text:p text:style-name="P2"><text:span text:style-name="T2">In status bar</text:span> (New Entry =&gt; UI change) </text:p>
        </text:list-item>
        <text:list-item>
          <text:p text:style-name="P2"><text:span text:style-name="T2">Currently applied language shall be displayed</text:span> (current script type too?) </text:p>
          <text:list>
            <text:list-item>
              <text:p text:style-name="P8">At Cursor position</text:p>
            </text:list-item>
            <text:list-item>
              <text:p text:style-name="P2">Q: What about multi(language)Selection?</text:p>
            </text:list-item>
          </text:list>
        </text:list-item>
      </text:list>
      <text:h text:style-name="Heading_20_2" text:outline-level="2">Affected by language changes</text:h>
      <text:list text:style-name="L4">
        <text:list-item>
          <text:p text:style-name="P5">The Word (an Cursorposition when there is no selection)</text:p>
        </text:list-item>
        <text:list-item>
          <text:p text:style-name="P9">Sentence</text:p>
        </text:list-item>
        <text:list-item>
          <text:p text:style-name="P9">Paragraph</text:p>
        </text:list-item>
        <text:list-item>
          <text:p text:style-name="P9"><text:span text:style-name="T2">The current Selection</text:span></text:p>
        </text:list-item>
        <text:list-item>
          <text:p text:style-name="P9">Current paragraph style -&gt; unchanged!</text:p>
        </text:list-item>
        <text:list-item>
          <text:p text:style-name="P9">Current Character Style -&gt; unchanged!</text:p>
        </text:list-item>
        <text:list-item>
          <text:p text:style-name="P5">Current document</text:p>
        </text:list-item>
        <text:list-item>
          <text:p text:style-name="P9">Standard style</text:p>
        </text:list-item>
        <text:list-item>
          <text:p text:style-name="P9">Language attribute shall be hard-set (=&gt; As character attribute!)</text:p>
        </text:list-item>
      </text:list>
      <text:h text:style-name="Heading_20_2" text:outline-level="2">Languages to be displayed</text:h>
      <text:list text:style-name="L5">
        <text:list-item>
          <text:p text:style-name="P14">Only those with installed Spellchecker/Thesaurus/Hyphenation</text:p>
        </text:list-item>
        <text:list-item>
          <text:p text:style-name="P14"><text:span text:style-name="T2">Only those with activated spell checker</text:span>/Thesaurus/Hyphenation</text:p>
        </text:list-item>
        <text:list-item>
          <text:p text:style-name="P7">„More...“ (= all languages) entry</text:p>
        </text:list-item>
        <text:list-item>
          <text:p text:style-name="P14">“Guessable” languages (depends on laguage guessing feature)</text:p>
        </text:list-item>
        <text:list-item>
          <text:p text:style-name="P14">All languages of the current document (Q: Performance in big docs?)</text:p>
        </text:list-item>
        <text:list-item>
          <text:p text:style-name="P14">Set language := „none“or “disable” Spellcheck for selection (=&gt; could be set as a character attribute, as in MS Word, OOo does not have this yet) (Q: file format affected?)</text:p>
        </text:list-item>
      </text:list>
      <text:h text:style-name="Heading_20_2" text:outline-level="2">Interaction with status bar</text:h>
      <text:list text:style-name="L6">
        <text:list-item>
          <text:p text:style-name="P19">Left click (once)</text:p>
        </text:list-item>
        <text:list-item>
          <text:p text:style-name="P19">Left click (double)</text:p>
        </text:list-item>
        <text:list-item>
          <text:p text:style-name="P19">Context (Right cick)</text:p>
        </text:list-item>
        <text:list-item>
          <text:p text:style-name="P19">via Keyboard (ensure accessibility/A11y!)</text:p>
        </text:list-item>
        <text:list-item>
          <text:p text:style-name="P19">via Shortcut</text:p>
        </text:list-item>
      </text:list>
      <text:h text:style-name="Heading_20_2" text:outline-level="2">Language guessing</text:h>
      <text:list text:style-name="L7">
        <text:list-item>
          <text:p text:style-name="P44">Affects: Paragraph around the point of of cursor position (Also in multi selection or selection across several paragraphs)</text:p>
        </text:list-item>
        <text:list-item>
          <text:p text:style-name="P44">How much text is needed for reliable results? <text:s/>The current selection (less than a paragraph) may be enough to guess.</text:p>
        </text:list-item>
        <text:list-item>
          <text:p text:style-name="P44">How to give feedback „guess failed“? – selection too small / too big / too many languages in selection / ??</text:p>
        </text:list-item>
        <text:list-item>
          <text:p text:style-name="P44">Display of <text:s/>language proposal: </text:p>
          <text:list>
            <text:list-item>
              <text:p text:style-name="P44">Pre-selection in the list of installed and activated languages (Problem: „mouse over“ changes selection.) </text:p>
            </text:list-item>
          </text:list>
        </text:list-item>
      </text:list>
      <text:h text:style-name="Heading_20_2" text:outline-level="2">Future tasks</text:h>
      <text:list text:style-name="L8">
        <text:list-item>
          <text:p text:style-name="P23">What should happen in other applications (Calc, Draw, Impress)</text:p>
        </text:list-item>
        <text:list-item>
          <text:p text:style-name="P23">Ease install of new languages or give hint</text:p>
        </text:list-item>
        <text:list-item>
          <text:p text:style-name="P23">Activation/deactivation of installed lanuage </text:p>
        </text:list-item>
        <text:list-item>
          <text:p text:style-name="P23">„via menü“: New entry in Tools-Language... (i.e. below Hyph/Thes)</text:p>
        </text:list-item>
        <text:list-item>
          <text:p text:style-name="P23">What does MS Word?</text:p>
        </text:list-item>
        <text:list-item>
          <text:p text:style-name="P23">Listbox/Drop-Down/Dialog</text:p>
        </text:list-item>
        <text:list-item>
          <text:p text:style-name="P23">Tipp-Help</text:p>
        </text:list-item>
        <text:list-item>
          <text:p text:style-name="P23">Toolbar-Control</text:p>
        </text:list-item>
        <text:list-item>
          <text:p text:style-name="P23">All this „As a Component“ does not work. (CD: Add-Ons can not influence the statusbar just yet)</text:p>
        </text:list-item>
        <text:list-item>
          <text:p text:style-name="P23">There is 3 Script-Types (West, CJK, CTL) with independent languages</text:p>
        </text:list-item>
        <text:list-item>
          <text:p text:style-name="P23">Language Guessing should be integrated before status bar language feature (and independently)</text:p>
        </text:list-item>
        <text:list-item>
          <text:p text:style-name="P23">New character attrribute(s) needed: („NO_SPELLCHECK“ „NO_GRAMMER_CHECK”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StarSymbol" svg:font-family="StarSymbol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de" fo:country="DE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Text_20_body" style:display-name="Text body" style:family="paragraph" style:parent-style-name="Standard" style:class="text">
      <style:paragraph-properties fo:margin-top="0cm" fo:margin-bottom="0.109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319cm" fo:margin-bottom="0.109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16.999cm" style:type="right"/>
        </style:tab-stops>
      </style:paragraph-properties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P1">STATUS BAR CONTROL FOR LANGUAGE<text:tab/>2007-04-23 (Second meeting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209$Build-9139</meta:generator>
    <meta:creation-date>2007-04-19T12:38:13</meta:creation-date>
    <dc:date>2007-04-24T18:10:42</dc:date>
    <dc:language>de-DE</dc:language>
    <meta:editing-cycles>10</meta:editing-cycles>
    <meta:editing-duration>PT4H37M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70" meta:word-count="471" meta:character-count="3029"/>
  </office:meta>
</office:document-meta>
</file>